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971DF890BE842D27.png" manifest:media-type="image/png"/>
  <manifest:file-entry manifest:full-path="Pictures/100000010000064000000384215E3784EC13D83C.png" manifest:media-type="image/png"/>
  <manifest:file-entry manifest:full-path="Pictures/100000010000064000000384653977CD5106F9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62"/>
    </style:style>
    <style:style style:name="P2" style:family="paragraph" style:parent-style-name="Standard">
      <style:text-properties officeooo:rsid="000ccb62" officeooo:paragraph-rsid="000ccb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9.562cm" draw:z-index="0"><draw:image xlink:href="Pictures/100000010000064000000384971DF890BE842D27.png" xlink:type="simple" xlink:show="embed" xlink:actuate="onLoad" draw:mime-type="image/png"/></draw:frame><draw:frame draw:style-name="fr1" draw:name="Imagen2" text:anchor-type="char" svg:width="17cm" svg:height="9.562cm" draw:z-index="1"><draw:image xlink:href="Pictures/100000010000064000000384653977CD5106F9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width="17cm" svg:height="9.562cm" draw:z-index="2"><draw:image xlink:href="Pictures/100000010000064000000384971DF890BE842D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width="17cm" svg:height="9.562cm" draw:z-index="3"><draw:image xlink:href="Pictures/100000010000064000000384215E3784EC13D8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29:36.959000000</meta:creation-date>
    <dc:date>2022-09-29T09:31:28.560000000</dc:date>
    <meta:editing-duration>PT1M5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